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IBM Plex Mono" svg:font-family="'IBM Plex Mono', 'PT Sans', 'Open Sans', 'Roboto Slab', 'Roboto Condensed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512a" officeooo:paragraph-rsid="001b512a"/>
    </style:style>
    <style:style style:name="P2" style:family="paragraph" style:parent-style-name="Standard">
      <style:text-properties officeooo:rsid="00211f02" officeooo:paragraph-rsid="00211f02"/>
    </style:style>
    <style:style style:name="P3" style:family="paragraph" style:parent-style-name="Standard">
      <style:text-properties officeooo:rsid="002c578c" officeooo:paragraph-rsid="002c578c"/>
    </style:style>
    <style:style style:name="P4" style:family="paragraph" style:parent-style-name="Standard">
      <style:text-properties fo:font-variant="normal" fo:text-transform="none" fo:color="#393a34" style:font-name="IBM Plex Mono" fo:font-size="11.25pt" fo:letter-spacing="normal" fo:font-style="normal" fo:font-weight="normal" officeooo:rsid="002c578c" officeooo:paragraph-rsid="002c578c"/>
    </style:style>
    <style:style style:name="P5" style:family="paragraph" style:parent-style-name="Standard">
      <style:text-properties fo:font-variant="normal" fo:text-transform="none" fo:color="#393a34" style:font-name="IBM Plex Mono" fo:font-size="11.25pt" fo:letter-spacing="normal" fo:font-style="normal" fo:font-weight="normal" officeooo:rsid="006cd906" officeooo:paragraph-rsid="006cd906"/>
    </style:style>
    <style:style style:name="P6" style:family="paragraph" style:parent-style-name="Standard">
      <style:text-properties fo:font-variant="normal" fo:text-transform="none" fo:color="#6a9955" style:font-name="Droid Sans Mono" fo:font-size="10.5pt" fo:letter-spacing="normal" fo:font-style="normal" fo:font-weight="normal" officeooo:rsid="002c578c" officeooo:paragraph-rsid="002c578c" fo:background-color="#1e1e1e"/>
    </style:style>
    <style:style style:name="P7" style:family="paragraph" style:parent-style-name="Standard">
      <style:text-properties fo:font-variant="normal" fo:text-transform="none" fo:color="#d4d4d4" style:font-name="Droid Sans Mono" fo:font-size="10.5pt" fo:letter-spacing="normal" fo:font-style="normal" fo:font-weight="normal" officeooo:rsid="006cd906" officeooo:paragraph-rsid="006cd906" fo:background-color="#1e1e1e"/>
    </style:style>
    <style:style style:name="P8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e1e1e"/>
    </style:style>
    <style:style style:name="P9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10" style:family="paragraph" style:parent-style-name="Standard">
      <style:paragraph-properties style:line-height-at-least="0.503cm"/>
      <style:text-properties fo:color="#ce9178" style:font-name="Droid Sans Mono" fo:font-size="10.5pt" fo:font-weight="normal" fo:background-color="#1e1e1e"/>
    </style:style>
    <style:style style:name="P11" style:family="paragraph" style:parent-style-name="Standard">
      <style:text-properties fo:font-variant="normal" fo:text-transform="none" fo:color="#393a34" style:font-name="IBM Plex Mono" fo:font-size="11.25pt" fo:letter-spacing="normal" fo:font-style="normal" fo:font-weight="normal" officeooo:rsid="002c578c" officeooo:paragraph-rsid="002c578c"/>
    </style:style>
    <style:style style:name="P12" style:family="paragraph" style:parent-style-name="Standard">
      <style:text-properties fo:font-variant="normal" fo:text-transform="none" fo:color="#393a34" style:font-name="IBM Plex Mono" fo:font-size="11.25pt" fo:letter-spacing="normal" fo:font-style="normal" fo:font-weight="normal" officeooo:rsid="008b2806" officeooo:paragraph-rsid="008b2806"/>
    </style:style>
    <style:style style:name="T1" style:family="text">
      <style:text-properties officeooo:rsid="004be453"/>
    </style:style>
    <style:style style:name="T2" style:family="text">
      <style:text-properties fo:color="#9cdcfe"/>
    </style:style>
    <style:style style:name="T3" style:family="text">
      <style:text-properties fo:color="#ce917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>npm init</text:p>
      <text:p text:style-name="Standard"/>
      <text:p text:style-name="P1">npm install webdriverio –save-dev</text:p>
      <text:p text:style-name="P1"/>
      <text:p text:style-name="P1">npm i --save-dev @wdio/cli</text:p>
      <text:p text:style-name="P1"/>
      <text:p text:style-name="P2">npx wdio config</text:p>
      <text:p text:style-name="P2"/>
      <text:p text:style-name="P3">npx wdio run wdio.conf.js</text:p>
      <text:p text:style-name="P3"/>
      <text:p text:style-name="P4">npx wdio run ./wdio.conf.js --spec example.e2e.js</text:p>
      <text:p text:style-name="P4"/>
      <text:p text:style-name="P4">npx wdio run ./wdio.conf.js --suite exampleSuiteName</text:p>
      <text:p text:style-name="P4"/>
      <text:p text:style-name="P4"/>
      <text:p text:style-name="P12">npm install -g allure-commandline --save-dev</text:p>
      <text:p text:style-name="P4"/>
      <text:p text:style-name="P4">allure generate [allure-re<text:span text:style-name="T1">sults</text:span>] &amp;&amp; allure open</text:p>
      <text:p text:style-name="P4"/>
      <text:p text:style-name="P4"/>
      <text:p text:style-name="P4">npm install chai –save-dev</text:p>
      <text:p text:style-name="P4"/>
      <text:p text:style-name="P4">npm install chai-webdriverio --save-dev</text:p>
      <text:p text:style-name="P4"/>
      <text:p text:style-name="P6">/* "devDependencies": {</text:p>
      <text:p text:style-name="P8">"@wdio/allure-reporter": "^7.21.0",</text:p>
      <text:p text:style-name="P8">"@wdio/cli": "^7.21.0",</text:p>
      <text:p text:style-name="P8">"@wdio/local-runner": "^7.20.9",</text:p>
      <text:p text:style-name="P8">"@wdio/mocha-framework": "^7.20.7",</text:p>
      <text:p text:style-name="P8">"@wdio/selenium-standalone-service": "^7.7.4",</text:p>
      <text:p text:style-name="P8">"@wdio/spec-reporter": "^7.20.8",</text:p>
      <text:p text:style-name="P8">"chai": "^4.3.6",</text:p>
      <text:p text:style-name="P8">"chai-webdriverio": "^1.0.0",</text:p>
      <text:p text:style-name="P8">"chromedriver": "^104.0.0",</text:p>
      <text:p text:style-name="P8">"local-runner": "^0.1.1-alpha",</text:p>
      <text:p text:style-name="P8">"tsconfig-paths": "^4.1.0",</text:p>
      <text:p text:style-name="P8">"wdio-chromedriver-service": "^7.3.2",</text:p>
      <text:p text:style-name="P8">"webdriverio": "^7.21.0"</text:p>
      <text:p text:style-name="P8">}*/</text:p>
      <text:p text:style-name="P4"/>
      <text:p text:style-name="P4"/>
      <text:p text:style-name="P5">=========================</text:p>
      <text:p text:style-name="P5"/>
      <text:p text:style-name="P7">{</text:p>
      <text:p text:style-name="P9"><text:span text:style-name="T2">"compilerOptions"</text:span>: {</text:p>
      <text:p text:style-name="P9"><text:span text:style-name="T2">"types"</text:span>: [</text:p>
      <text:p text:style-name="P9"><text:span text:style-name="T3">"node"</text:span>,</text:p>
      <text:p text:style-name="P9"><text:span text:style-name="T3">"webdriverio/sync"</text:span>,</text:p>
      <text:p text:style-name="P10">"@wdio/mocha-framework"</text:p>
      <text:p text:style-name="P9"><text:soft-page-break/>]</text:p>
      <text:p text:style-name="P9">},</text:p>
      <text:p text:style-name="P9"><text:span text:style-name="T2">"include"</text:span>: [</text:p>
      <text:p text:style-name="P9"><text:span text:style-name="T3">"Extrawork/specs/*.js"</text:span>,</text:p>
      <text:p text:style-name="P9"><text:span text:style-name="T3">"**/.json"</text:span>,</text:p>
      <text:p text:style-name="P9"><text:span text:style-name="T3">"node_modules/@wdio/sync"</text:span>,</text:p>
      <text:p text:style-name="P9"><text:span text:style-name="T3">"node_modules/@wdio/mocha-framework"</text:span>,</text:p>
      <text:p text:style-name="P10">"Extrawork/pageobjects/Login_test.js"</text:p>
      <text:p text:style-name="P9">]</text:p>
      <text:p text:style-name="P9">}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IBM Plex Mono" svg:font-family="'IBM Plex Mono', 'PT Sans', 'Open Sans', 'Roboto Slab', 'Roboto Condensed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9T14:37:32.128584448</meta:creation-date>
    <dc:date>2022-08-25T19:00:43.772363766</dc:date>
    <meta:editing-duration>PT2H44M10S</meta:editing-duration>
    <meta:editing-cycles>22</meta:editing-cycles>
    <meta:generator>LibreOffice/6.4.7.2$Linux_X86_64 LibreOffice_project/40$Build-2</meta:generator>
    <meta:document-statistic meta:table-count="0" meta:image-count="0" meta:object-count="0" meta:page-count="2" meta:paragraph-count="43" meta:word-count="103" meta:character-count="1043" meta:non-whitespace-character-count="988"/>
  </office:meta>
</office:document-meta>
</file>